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í" svg:font-family="Calibí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86cm"/>
    </style:style>
    <style:style style:name="P1" style:family="paragraph">
      <style:text-properties style:font-name="Arial Black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style:text-properties style:font-name="Calibri" fo:font-size="60pt" style:font-size-asian="60pt" style:font-size-complex="60pt"/>
    </style:style>
    <style:style style:name="P4" style:family="paragraph">
      <style:paragraph-properties fo:text-align="center"/>
      <style:text-properties style:font-name="Calibri" fo:font-size="60pt" style:font-size-asian="60pt" style:font-size-complex="60pt"/>
    </style:style>
    <style:style style:name="P5" style:family="paragraph">
      <style:paragraph-properties fo:text-align="start"/>
      <style:text-properties style:font-name="Calibri" fo:font-size="60pt" style:font-size-asian="60pt" style:font-size-complex="60pt"/>
    </style:style>
    <style:style style:name="T1" style:family="text">
      <style:text-properties style:font-name="Arial Black" fo:font-size="72pt" style:font-size-asian="72pt" style:font-size-complex="72pt"/>
    </style:style>
    <style:style style:name="T2" style:family="text">
      <style:text-properties style:font-name="Calibri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3.582cm" svg:x="0cm" svg:y="2.916cm" presentation:class="title" presentation:user-transformed="true">
          <draw:text-box>
            <text:p text:style-name="P1"><text:span text:style-name="T1">Gracias Por La Cruz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3" draw:layer="layout" svg:width="28cm" svg:height="15.786cm" svg:x="0cm" svg:y="0cm" presentation:class="title" presentation:user-transformed="true">
          <draw:text-box>
            <text:p text:style-name="P3"><text:span text:style-name="T2">Gracias por la cruz, oh Dios</text:span><text:span text:style-name="T2"><text:line-break/></text:span><text:span text:style-name="T2">El precio que pagaste por mí</text:span><text:span text:style-name="T2"><text:line-break/></text:span><text:span text:style-name="T2">Llevando mi pecado allí</text:span><text:span text:style-name="T2"><text:line-break/></text:span><text:span text:style-name="T2">Sublime amor</text:span><text:span text:style-name="T2"><text:line-break/></text:span><text:span text:style-name="T2">Tu gracia me salvó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3" draw:layer="layout" svg:width="28cm" svg:height="15.786cm" svg:x="0cm" svg:y="0cm" presentation:class="title" presentation:user-transformed="true">
          <draw:text-box>
            <text:p text:style-name="P3"><text:span text:style-name="T2">Gracias por tu amor, oh Dios</text:span><text:span text:style-name="T2"><text:line-break/></text:span><text:span text:style-name="T2">Tus manos clavadas por mí</text:span><text:span text:style-name="T2"><text:line-break/></text:span><text:span text:style-name="T2">Me has lavado, oh Señor</text:span><text:span text:style-name="T2"><text:line-break/></text:span><text:span text:style-name="T2">Conozco hoy tu abrazo y tu perdó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3" draw:layer="layout" svg:width="28cm" svg:height="15.786cm" svg:x="0cm" svg:y="0cm" presentation:class="title" presentation:user-transformed="true">
          <draw:text-box>
            <text:p text:style-name="P3"><text:span text:style-name="T2">Digno es el Señor</text:span><text:span text:style-name="T2"><text:line-break/></text:span><text:span text:style-name="T2">En su trono está</text:span><text:span text:style-name="T2"><text:line-break/></text:span><text:span text:style-name="T2">Hoy te coronamos Rey</text:span><text:span text:style-name="T2"><text:line-break/></text:span><text:span text:style-name="T2">Y reinas con pode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3" draw:layer="layout" svg:width="28cm" svg:height="15.786cm" svg:x="0cm" svg:y="0cm" presentation:class="title" presentation:user-transformed="true">
          <draw:text-box>
            <text:p text:style-name="P3"><text:span text:style-name="T2">Altísimo Señor</text:span><text:span text:style-name="T2"><text:line-break/></text:span><text:span text:style-name="T2">Jesús hijo de Dios</text:span><text:span text:style-name="T2"><text:line-break/></text:span><text:span text:style-name="T2">El amado del cielo </text:span><text:span text:style-name="T2"><text:line-break/></text:span><text:span text:style-name="T2">En la cruz murió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3" draw:text-style-name="P5" draw:layer="layout" svg:width="28cm" svg:height="15.786cm" svg:x="0cm" svg:y="0cm" presentation:class="title" presentation:user-transformed="true">
          <draw:text-box>
            <text:p text:style-name="P4"><text:span text:style-name="T2">Digno es el Señor</text:span><text:span text:style-name="T2"><text:line-break/></text:span><text:span text:style-name="T2">Digno es el Señ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3" draw:text-style-name="P5" draw:layer="layout" svg:width="28cm" svg:height="15.786cm" svg:x="0cm" svg:y="0cm" presentation:class="title" presentation:user-transformed="true">
          <draw:text-box>
            <text:p text:style-name="P4"><text:span text:style-name="T2">////Digno es el Señor</text:span><text:span text:style-name="T2"><text:line-break/></text:span><text:span text:style-name="T2">Digno es el Señor////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í" svg:font-family="Calibí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29T08:28:30.627000000</meta:creation-date>
    <dc:date>2023-01-29T08:38:19.114000000</dc:date>
    <meta:editing-duration>PT9M50S</meta:editing-duration>
    <meta:editing-cycles>1</meta:editing-cycles>
    <meta:document-statistic meta:object-count="42"/>
    <meta:generator>Real_Office/6.2.3.2$Windows_x86 LibreOffice_project/b40a93cffb3080b9876e40c60e03703e9bd35612</meta:generator>
  </office:meta>
</office:document-meta>
</file>